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urher development and ideas;</text:p>
      <text:list xml:id="list1961450349636321654" text:style-name="L1">
        <text:list-item>
          <text:p text:style-name="P1">Change labels for raw food and mixtures to actual textures showing the vegetables. <text:s/></text:p>
        </text:list-item>
        <text:list-item>
          <text:p text:style-name="P1">Specific textures for “PickUps” showing their icon. For the sake of finishing it earlier, I have just used one type of gameobject</text:p>
        </text:list-item>
        <text:list-item>
          <text:p text:style-name="P1">Implement a pseudo multiplayer; Steam Play Together. It should be easy, just test that inputs are ok and play with it a little bit. </text:p>
        </text:list-item>
        <text:list-item>
          <text:p text:style-name="P1">Truly online multiplayer</text:p>
        </text:list-item>
        <text:list-item>
          <text:p text:style-name="P1">play 2 teams of 2 versus 2 on the same machine using keboard + 2 gamepads. </text:p>
        </text:list-item>
        <text:list-item>
          <text:p text:style-name="P1">Play 2 teams of 2 versus 2 on online multiplayer</text:p>
        </text:list-item>
        <text:list-item>
          <text:p text:style-name="P1">Fine tune camera pan in / out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M</meta:initial-creator>
    <meta:creation-date>2022-01-13T22:25:42.50</meta:creation-date>
    <dc:date>2022-01-14T10:53:50.68</dc:date>
    <dc:creator>A M</dc:creator>
    <meta:editing-duration>PT1H58S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1" meta:paragraph-count="8" meta:word-count="106" meta:character-count="557"/>
  </office:meta>
</office:document-meta>
</file>